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10.834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235cm"/>
    </style:style>
    <style:style style:name="co7" style:family="table-column">
      <style:table-column-properties fo:break-before="auto" style:column-width="1.214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766cm"/>
    </style:style>
    <style:style style:name="co10" style:family="table-column">
      <style:table-column-properties fo:break-before="auto" style:column-width="3.089cm"/>
    </style:style>
    <style:style style:name="co11" style:family="table-column">
      <style:table-column-properties fo:break-before="auto" style:column-width="1.89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float" office:value="9.6875" calcext:value-type="float">
            <text:p>9.6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.0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28.5375" calcext:value-type="float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float" office:value="10.7083" calcext:value-type="float">
            <text:p>10.70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float" office:value="7.8208" calcext:value-type="float">
            <text:p>7.8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float" office:value="7.7792" calcext:value-type="float">
            <text:p>7.7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float" office:value="7.2833" calcext:value-type="float">
            <text:p>7.28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1" calcext:value-type="float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float" office:value="8.9625" calcext:value-type="float">
            <text:p>8.9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91" calcext:value-type="float">
            <text:p>34709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.4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9.325" calcext:value-type="float">
            <text:p>9.3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.7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float" office:value="15.0458" calcext:value-type="float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float" office:value="7.5792" calcext:value-type="float">
            <text:p>7.5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.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float" office:value="7.7208" calcext:value-type="float">
            <text:p>7.7208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eiti TC" style:font-family-asian="'Heiti TC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95" meta:object-count="0"/>
    <meta:generator>LibreOffice/4.1.3.2$MacOSX_x86 LibreOffice_project/70feb7d99726f064edab4605a8ab840c50ec57a</meta:generator>
  </office:meta>
</office:document-meta>
</file>